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mbria" svg:font-family="Cambria" style:font-pitch="variable"/>
    <style:font-face style:name="ＭＳ 明朝" svg:font-family="'ＭＳ 明朝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Helvetica Neue" svg:font-family="'Helvetica Neue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1.27cm" fo:margin-right="0cm" fo:margin-top="0cm" fo:margin-bottom="0.423cm" fo:text-indent="0cm" style:auto-text-indent="false" fo:background-color="#ffffff">
        <style:background-image/>
      </style:paragraph-properties>
      <style:text-properties fo:color="#444444" style:font-name="Helvetica Neue" fo:font-size="10pt" fo:language="de" fo:country="DE" style:font-name-asian="Times New Roman" style:font-size-asian="10pt" style:font-name-complex="Helvetica Neue" style:font-size-complex="10pt"/>
    </style:style>
    <style:style style:name="P2" style:family="paragraph" style:parent-style-name="Standard">
      <style:paragraph-properties fo:margin-left="1.27cm" fo:margin-right="0cm" fo:text-indent="0cm" style:auto-text-indent="false" fo:background-color="#ffffff">
        <style:background-image/>
      </style:paragraph-properties>
    </style:style>
    <style:style style:name="P3" style:family="paragraph" style:parent-style-name="Standard">
      <style:paragraph-properties fo:margin-left="1.27cm" fo:margin-right="0cm" fo:text-indent="0cm" style:auto-text-indent="false" fo:background-color="#ffffff">
        <style:background-image/>
      </style:paragraph-properties>
      <style:text-properties fo:color="#444444" style:font-name="Helvetica Neue" fo:font-size="10pt" fo:language="de" fo:country="DE" style:font-name-asian="Times New Roman" style:font-size-asian="10pt" style:font-name-complex="Helvetica Neue" style:font-size-complex="10pt"/>
    </style:style>
    <style:style style:name="P4" style:family="paragraph" style:parent-style-name="Standard">
      <style:paragraph-properties fo:margin-left="0.847cm" fo:margin-right="0cm" fo:text-indent="0cm" style:auto-text-indent="false" fo:background-color="#ffffff">
        <style:background-image/>
      </style:paragraph-properties>
      <style:text-properties fo:color="#444444" style:font-name="Helvetica Neue" fo:font-size="10pt" fo:language="de" fo:country="DE" fo:font-weight="bold" style:font-name-asian="Times New Roman" style:font-size-asian="10pt" style:font-weight-asian="bold" style:font-name-complex="Helvetica Neue" style:font-size-complex="10pt" style:font-weight-complex="bold"/>
    </style:style>
    <style:style style:name="P5" style:family="paragraph" style:parent-style-name="Standard">
      <style:paragraph-properties fo:margin-left="1.27cm" fo:margin-right="0cm" fo:margin-top="0cm" fo:margin-bottom="0.423cm" fo:text-indent="-0.519cm" style:auto-text-indent="false" fo:background-color="#ffffff">
        <style:background-image/>
      </style:paragraph-properties>
      <style:text-properties fo:color="#444444" style:font-name="Helvetica Neue" fo:font-size="10pt" fo:language="de" fo:country="DE" fo:font-weight="bold" style:font-name-asian="Times New Roman" style:font-size-asian="10pt" style:font-weight-asian="bold" style:font-name-complex="Helvetica Neue" style:font-size-complex="10pt" style:font-weight-complex="bold"/>
    </style:style>
    <style:style style:name="P6" style:family="paragraph" style:parent-style-name="Standard" style:master-page-name="Standard">
      <style:paragraph-properties style:page-number="auto" fo:background-color="#ffffff">
        <style:background-image/>
      </style:paragraph-properties>
      <style:text-properties fo:color="#444444" style:font-name="Helvetica Neue" fo:font-size="10pt" fo:language="de" fo:country="DE" fo:font-weight="bold" style:font-name-asian="Times New Roman" style:font-size-asian="10pt" style:font-weight-asian="bold" style:font-name-complex="Helvetica Neue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25d8c" style:font-name="Helvetica Neue" fo:font-size="10pt" fo:language="de" fo:country="DE" style:text-underline-style="solid" style:text-underline-width="auto" style:text-underline-color="font-color" style:font-name-asian="Times New Roman" style:font-size-asian="10pt" style:font-name-complex="Helvetica Neue" style:font-size-complex="10pt"/>
    </style:style>
    <style:style style:name="T3" style:family="text">
      <style:text-properties fo:color="#44444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Was besagt das EEG?</text:p>
      <text:p text:style-name="P1">Bevorzugte Einspeisung von Strom aus erneuerbaren Energien, feste Einspeisevergütung, Abnahmepflicht, garantierte Preise pro kWh abhängig von Anlagengröße und Jahr der Inbetriebnahme</text:p>
      <text:p text:style-name="P4">Welche Informationen müssen veröffentlicht werden?</text:p>
      <text:p text:style-name="P3">§52 EEG: Netzbetreiber(Leipzig Netz GmbH) und Elektrizitätsversorgungsunternehmen sind verpflichtet, auf <text:span text:style-name="T1">ihren Internetseiten </text:span>die Angaben nach den §§ 45 bis 49 unverzüglich nach ihrer Übermittlung und [...] einen Bericht über die Ermittlung der von ihnen nach den §§ 45 bis 49 mitgeteilten Daten zu veröffentlichen.</text:p>
      <text:p text:style-name="P3">(1a) Die Übertragungsnetzbetreiber(!!! Das ist dann hier 50hertz) sind verpflichtet die <text:span text:style-name="T1">vermarkteten Strommengen </text:span>[...] auf einer gemeinsamen Internetseite in nicht personenbezogener Form zu veröffentlichen.</text:p>
      <text:p text:style-name="P1">(2) Die Angaben und der Bericht müssen eine sachkundige dritte Person in die Lage versetzen, ohne weitere Informationen die ausgeglichenen Energiemengen und Vergütungszahlungen vollständig nachvollziehen zu können.</text:p>
      <text:p text:style-name="P1">§46 EEG: Anlagenbetreiberinnen und -betreiber sind verpflichtet, dem Netzbetreiber den Standort und die installierte Leistung der Anlage mitzuteilen [...] (Also Besitzer einer Photovoltaikanlage)</text:p>
      <text:p text:style-name="P1">§ 47: Netzbetreiber (Netz Leipzig GmbH), die nicht Übertragungsnetzbetreiber sind, sind verpflichtet, ihrem vorgelagerten Übertragungsnetzbetreiber (50hertz) die tatsächlich geleisteten Vergütungszahlungen nach § 16, die Prämien nach den §§ 33g und 33i, die von den Anlagenbetreibern erhaltenen Meldungen zu übermitteln.</text:p>
      <text:p text:style-name="P5">Wo / Wie wird der Zugang gewährleistet?</text:p>
      <text:p text:style-name="P1">Vorgelagerter Übertragungsnetzbetreiber (ÜNB) bei der Leipzig Netz GmbH: 50Hertz Transmission GmbH</text:p>
      <text:p text:style-name="P1">An diesen Betreiber müssen die Daten übertragen werden!</text:p>
      <text:p text:style-name="P2"><text:a xlink:type="simple" xlink:href="http://www.netz-leipzig.de/netzanschluesse/erzeugungsanlagen/?eID=dam_frontend_push&amp;docID=356" office:target-frame-name="_blank" xlink:show="new"><text:span text:style-name="T2">Quelle: Bericht gemäß §52 auf der Webseite der Leipzig Netz GmbH</text:span></text:a></text:p>
      <text:p text:style-name="P3">§ 48 Für Übertragungsnetzbetreiber(Anmerkung von mir: 50hertz) gilt § 47 entsprechend mit der Maßgabe, dass die Angaben und die Endabrechnung nach § 47 Abs. 1 für Anlagen, die unmittelbar oder mittelbar nach § 8 Abs. 2 an ihr Netz angeschlossen sind, auf ihrer <text:span text:style-name="T1">Internetseite zu veröffentlichen sind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mbria" svg:font-family="Cambria" style:font-pitch="variable"/>
    <style:font-face style:name="ＭＳ 明朝" svg:font-family="'ＭＳ 明朝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Helvetica Neue" svg:font-family="'Helvetica Neue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de" fo:country="D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Cambria" fo:font-size="12pt" fo:language="en" fo:country="US" style:font-name-asian="ＭＳ 明朝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Absatzstandardschriftar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apple-converted-space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 Jago</meta:initial-creator>
    <meta:creation-date>2013-12-17T23:55:00</meta:creation-date>
    <dc:creator>Hans-Gert Gräbe</dc:creator>
    <dc:date>2014-02-13T16:31:56</dc:date>
    <meta:editing-cycles>1</meta:editing-cycles>
    <meta:editing-duration>P15824DT17H31M44S</meta:editing-duration>
    <meta:document-statistic meta:table-count="0" meta:image-count="0" meta:object-count="0" meta:page-count="1" meta:paragraph-count="13" meta:word-count="271" meta:character-count="2056" meta:non-whitespace-character-count="1798"/>
    <meta:generator>LibreOffice/3.5$Linux_X86_64 LibreOffice_project/350m1$Build-2</meta:generator>
    <meta:user-defined meta:name="Info 1"/>
    <meta:user-defined meta:name="Info 2"/>
    <meta:user-defined meta:name="Info 3"/>
    <meta:user-defined meta:name="Info 4"/>
  </office:meta>
</office:document-meta>
</file>